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Default Results</text:p>
          </table:table-cell>
          <table:table-cell table:number-columns-repeated="3"/>
        </table:table-row>
        <table:table-row table:style-name="ro2">
          <table:table-cell office:value-type="string">
            <text:p>jobs</text:p>
          </table:table-cell>
          <table:table-cell office:value-type="string">
            <text:p>sample</text:p>
          </table:table-cell>
          <table:table-cell office:value-type="string">
            <text:p>seconds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71">
            <text:p>1.71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59">
            <text:p>0.59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35">
            <text:p>3.35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.78">
            <text:p>7.78</text:p>
          </table:table-cell>
          <table:table-cell table:formula="of:=AVERAGE([.C5:.C13])" office:value-type="float" office:value="1.62555555555556">
            <text:p>1.625555555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49">
            <text:p>3.49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.58">
            <text:p>3.58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.28">
            <text:p>4.28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5.42">
            <text:p>5.42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.51">
            <text:p>4.51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.91">
            <text:p>6.91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.09">
            <text:p>4.09</text:p>
          </table:table-cell>
          <table:table-cell table:formula="of:=AVERAGE([.C14:.C22])" office:value-type="float" office:value="4.03875">
            <text:p>4.0387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.71">
            <text:p>10.71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.99">
            <text:p>8.99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99">
            <text:p>2.99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84">
            <text:p>0.84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7.83">
            <text:p>7.83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.14">
            <text:p>6.14</text:p>
          </table:table-cell>
          <table:table-cell table:formula="of:=AVERAGE([.C23:.C31])" office:value-type="float" office:value="4.76875">
            <text:p>4.7687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.69">
            <text:p>1.69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.23">
            <text:p>1.23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98">
            <text:p>0.98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.18">
            <text:p>3.18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formula="of:=AVERAGE([.C30:.C38])" office:value-type="float" office:value="2.23833333333333">
            <text:p>2.238333333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osch</meta:initial-creator>
    <meta:creation-date>2012-11-12T17:18:38</meta:creation-date>
    <dc:date>2012-11-12T17:23:54</dc:date>
    <dc:creator>Sebastian Kosch</dc:creator>
    <meta:editing-duration>PT3M39S</meta:editing-duration>
    <meta:editing-cycles>2</meta:editing-cycles>
    <meta:generator>LibreOffice/3.5$Linux_X86_64 LibreOffice_project/350m1$Build-2</meta:generator>
    <meta:document-statistic meta:table-count="3" meta:cell-count="105" meta:object-count="0"/>
  </office:meta>
</office:document-meta>
</file>